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gregar apuestas al juego. Usar una variable que se inicialice en 1000 dolares al comienzo del juego, y que el usuario pueda apostar cada vez que realiza un tiro. Si el jugador gana agregar la apuesta al saldo del usuario, si pierde reste la apuesta al saldo. Si el saldo llega a 0 imprimir el mensaje: "se quedó sin fondos." Utilizar algunos mensajes de chachara.</text:p>
      <text:p text:style-name="Standard"/>
      <text:p text:style-name="Standard"/>
      <text:p text:style-name="Standard">Enum class Resultado : GANA, PIERDE</text:p>
      <text:p text:style-name="Standard"/>
      <table:table table:name="Tabla1" table:style-name="Tabla1">
        <table:table-column table:style-name="Tabla1.A"/>
        <table:table-row>
          <table:table-cell table:style-name="Tabla1.A1" office:value-type="string">
            <text:p text:style-name="P1">Apuesta</text:p>
          </table:table-cell>
        </table:table-row>
        <table:table-row>
          <table:table-cell table:style-name="Tabla1.A2" office:value-type="string">
            <text:p text:style-name="Table_20_Contents">Fondos : unsigned</text:p>
            <text:p text:style-name="Table_20_Contents">Apuesta: unsigned</text:p>
          </table:table-cell>
        </table:table-row>
        <table:table-row>
          <table:table-cell table:style-name="Tabla1.A2" office:value-type="string">
            <text:p text:style-name="Table_20_Contents">+apostar()</text:p>
            <text:p text:style-name="Table_20_Contents">+obtenerFondos() : unsigned</text:p>
            <text:p text:style-name="Table_20_Contents">+establecerFondos( estado : Resultado)</text:p>
            <text:p text:style-name="Table_20_Contents">+establecerApuesta( valor : unsigned)</text:p>
            <text:p text:style-name="Table_20_Contents">+obtenerApuesta() unsigned</text:p>
          </table:table-cell>
        </table:table-row>
      </table:table>
      <text:p text:style-name="Standard"/>
      <text:p text:style-name="Standard">Aspostar()</text:p>
      <text:p text:style-name="Standard"><text:s text:c="5"/>declarar variable posibleApuesta </text:p>
      <text:p text:style-name="Standard"><text:s text:c="5"/>mostrar "Ingrese la cantidad que desee apostar."</text:p>
      <text:p text:style-name="Standard"><text:s text:c="5"/>leer posibleApuesta</text:p>
      <text:p text:style-name="Standard"><text:s text:c="5"/>establecerApuesta( posibleApuesta)</text:p>
      <text:p text:style-name="Standard"><text:s text:c="5"/></text:p>
      <text:p text:style-name="Standard">establecerApuesta( valor : unsigned)</text:p>
      <text:p text:style-name="Standard"><text:s text:c="5"/>si al obtener fondos valor es mayor</text:p>
      <text:p text:style-name="Standard"><text:s text:c="5"/>o si valor &lt;= 0</text:p>
      <text:p text:style-name="Standard"><text:tab/>arrojar</text:p>
      <text:p text:style-name="Standard"><text:tab/> <text:s text:c="4"/>mensaje de error</text:p>
      <text:p text:style-name="Standard"><text:tab/> <text:s text:c="4"/>Apostar</text:p>
      <text:p text:style-name="Standard"><text:s text:c="4"/>si no</text:p>
      <text:p text:style-name="Standard"><text:tab/>apuesta = valor</text:p>
      <text:p text:style-name="Standard"/>
      <text:p text:style-name="Standard">obtenerFondos() : unsigned</text:p>
      <text:p text:style-name="Standard"><text:s text:c="5"/>devolver fondos</text:p>
      <text:p text:style-name="Standard"/>
      <text:p text:style-name="Standard">obtenerApuesta() : unsigned</text:p>
      <text:p text:style-name="Standard"><text:s text:c="4"/>devolver apuesta</text:p>
      <text:p text:style-name="Standard"/>
      <text:p text:style-name="Standard">establecerFondos(estado : Resultado)</text:p>
      <text:p text:style-name="Standard"><text:s text:c="5"/>si estado == GANA</text:p>
      <text:p text:style-name="Standard"><text:tab/>fondos += (obtenerApuesta * 2)</text:p>
      <text:p text:style-name="Standard"><text:s text:c="4"/>si estado == PIERDE</text:p>
      <text:p text:style-name="Standard"><text:tab/>fondos +=obtenerApue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9M44S</meta:editing-duration>
    <meta:editing-cycles>3</meta:editing-cycles>
    <meta:generator>OpenOffice/4.1.7$Win32 OpenOffice.org_project/417m1$Build-9800</meta:generator>
    <dc:date>2020-07-18T00:54:55.61</dc:date>
    <meta:document-statistic meta:table-count="1" meta:image-count="0" meta:object-count="0" meta:page-count="1" meta:paragraph-count="33" meta:word-count="160" meta:character-count="1140"/>
    <meta:user-defined meta:name="Info 1"/>
    <meta:user-defined meta:name="Info 2"/>
    <meta:user-defined meta:name="Info 3"/>
    <meta:user-defined meta:name="Info 4"/>
  </office:meta>
</office:document-meta>
</file>